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c7ff" officeooo:paragraph-rsid="000dc7ff"/>
    </style:style>
    <style:style style:name="P2" style:family="paragraph" style:parent-style-name="Standard">
      <style:text-properties officeooo:rsid="0010a747" officeooo:paragraph-rsid="0010a747"/>
    </style:style>
    <style:style style:name="P3" style:family="paragraph" style:parent-style-name="Standard">
      <style:text-properties officeooo:rsid="001223e7" officeooo:paragraph-rsid="001223e7"/>
    </style:style>
    <style:style style:name="P4" style:family="paragraph" style:parent-style-name="Standard">
      <style:text-properties officeooo:rsid="001223e7" officeooo:paragraph-rsid="0013fd44"/>
    </style:style>
    <style:style style:name="P5" style:family="paragraph" style:parent-style-name="Standard">
      <style:text-properties officeooo:rsid="001223e7" officeooo:paragraph-rsid="0015598b"/>
    </style:style>
    <style:style style:name="P6" style:family="paragraph" style:parent-style-name="Standard">
      <style:text-properties officeooo:rsid="0015598b" officeooo:paragraph-rsid="0015598b"/>
    </style:style>
    <style:style style:name="P7" style:family="paragraph" style:parent-style-name="Standard">
      <style:text-properties officeooo:rsid="00173ca0" officeooo:paragraph-rsid="00173ca0"/>
    </style:style>
    <style:style style:name="P8" style:family="paragraph" style:parent-style-name="Standard">
      <style:text-properties officeooo:rsid="0017d8a1" officeooo:paragraph-rsid="0017d8a1"/>
    </style:style>
    <style:style style:name="P9" style:family="paragraph" style:parent-style-name="Standard">
      <style:text-properties officeooo:rsid="00188694" officeooo:paragraph-rsid="00188694"/>
    </style:style>
    <style:style style:name="P10" style:family="paragraph" style:parent-style-name="Standard">
      <style:text-properties officeooo:rsid="0018f20e" officeooo:paragraph-rsid="0018f20e"/>
    </style:style>
    <style:style style:name="P11" style:family="paragraph" style:parent-style-name="Standard">
      <style:text-properties officeooo:rsid="0018faad" officeooo:paragraph-rsid="0018faad"/>
    </style:style>
    <style:style style:name="P12" style:family="paragraph" style:parent-style-name="Standard">
      <style:text-properties officeooo:rsid="001971ba" officeooo:paragraph-rsid="001971ba"/>
    </style:style>
    <style:style style:name="P13" style:family="paragraph" style:parent-style-name="Standard">
      <style:text-properties officeooo:rsid="001971ba" officeooo:paragraph-rsid="001b374d"/>
    </style:style>
    <style:style style:name="T1" style:family="text">
      <style:text-properties officeooo:rsid="000f3838"/>
    </style:style>
    <style:style style:name="T2" style:family="text">
      <style:text-properties officeooo:rsid="0013fd44"/>
    </style:style>
    <style:style style:name="T3" style:family="text">
      <style:text-properties officeooo:rsid="00173ca0"/>
    </style:style>
    <style:style style:name="T4" style:family="text">
      <style:text-properties officeooo:rsid="0018faad"/>
    </style:style>
    <style:style style:name="T5" style:family="text">
      <style:text-properties officeooo:rsid="001b37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han Tagare.</text:p>
      <text:p text:style-name="P1"/>
      <text:p text:style-name="P1"/>
      <text:p text:style-name="P1"/>
      <text:p text:style-name="P1">Answer 1:</text:p>
      <text:p text:style-name="P1">Cannot make a static reference to non- static method. Need to create an object of class B to access the non-static method add() of class A.</text:p>
      <text:p text:style-name="P1"/>
      <text:p text:style-name="P1">Answer 2:</text:p>
      <text:p text:style-name="P1">The default values are printed because new values have not been assigned by the user. <text:span text:style-name="T1">Default value for boolean is false and int is 0.</text:span></text:p>
      <text:p text:style-name="P1"/>
      <text:p text:style-name="P2">Answer 3:</text:p>
      <text:p text:style-name="P2"/>
      <text:p text:style-name="P2">Answer 4:</text:p>
      <text:p text:style-name="P2">Class Animal is default hence its scope is only restricted to its package. It needs to be made public.</text:p>
      <text:p text:style-name="P3">If it is made public then the printName method of Cat class will Override the printName method of Animal class and print Cat as output.</text:p>
      <text:p text:style-name="P3"/>
      <text:p text:style-name="P4"><text:span text:style-name="T2">Answer 5:</text:span></text:p>
      <text:p text:style-name="P5"><text:span text:style-name="T2">Value-B , 10 will be printed. The printValue() method of class B overrides printValue() method of class A. However overriding is only applicable for methods and not variables. Hence the value of class A gets printed.</text:span></text:p>
      <text:p text:style-name="P5"/>
      <text:p text:style-name="P6">Answer 6:</text:p>
      <text:p text:style-name="P6">Output – Static , Block , A.</text:p>
      <text:p text:style-name="P6">The static block is executed before class A is instantiated. After instantiation the constructor is called and “A” gets printed.</text:p>
      <text:p text:style-name="P6"/>
      <text:p text:style-name="P6">Answer 7:</text:p>
      <text:p text:style-name="P6">It gives an error because int cannot be converted to byte. If type cast is used on “b” <text:span text:style-name="T3">then output is obtained.</text:span></text:p>
      <text:p text:style-name="P7">+= operator in Java gives implicit <text:s/>type casting hence the first operation does not give any error.</text:p>
      <text:p text:style-name="P7">However b=b+7 gives error because it requires explicit type casting in Java.</text:p>
      <text:p text:style-name="P7"/>
      <text:p text:style-name="P8">Answer 8:</text:p>
      <text:p text:style-name="P8">Java uses pass by value hence the “value” in main method will not get affected by changes in changeValue() method. This is because the value at original memory location is not being affected as java creates another copy and passes it to the method.</text:p>
      <text:p text:style-name="P8">If we want to update the original value , one way is to return the updated value through the method and catch it in the original memory location and update it.</text:p>
      <text:p text:style-name="P8"/>
      <text:p text:style-name="P9">Answer 9:</text:p>
      <text:p text:style-name="P9">Print method of class A will get called. B and C class have inherited the class A hence newPrint() method will use the reference of class A .</text:p>
      <text:p text:style-name="P9"/>
      <text:p text:style-name="P9">Answer 10:</text:p>
      <text:p text:style-name="P10">It gives error as objects of B and C class cannot be converted into one another. <text:span text:style-name="T4">However having a super class reference to hold subclass objects will solve the error. </text:span>This error can be solved by following:</text:p>
      <text:p text:style-name="P10">A b = new B();</text:p>
      <text:p text:style-name="P10">A c =new C();</text:p>
      <text:p text:style-name="P10"><text:soft-page-break/>b=c;</text:p>
      <text:p text:style-name="P10"/>
      <text:p text:style-name="P10">Answer 11:</text:p>
      <text:p text:style-name="P11">Return type of B.getObj() is compatible with A.getObj() as class D is subclass of class C. Hence “Class B – return D” will be printed. <text:s/></text:p>
      <text:p text:style-name="P11"/>
      <text:p text:style-name="P12">Answer 12:</text:p>
      <text:p text:style-name="P12">PrintName() method of class B will be called because printName() of class A is private and private method cannot be overriden. Output : Name-B.</text:p>
      <text:p text:style-name="P12"/>
      <text:p text:style-name="P12">Answer 13:</text:p>
      <text:p text:style-name="P13"><text:span text:style-name="T5">Output : A , B , 8.</text:span></text:p>
      <text:p text:style-name="P13"><text:span text:style-name="T5">The parameterized constructor of class B is called. This constructor gives a call to non parameterized constructor of B which implicitly calls constructor of superclass A. Hence the sequence.</text:span></text:p>
      <text:p text:style-name="P13"/>
      <text:p text:style-name="P13"><text:span text:style-name="T5">Answer 14:</text:span></text:p>
      <text:p text:style-name="P13"><text:s/><text:span text:style-name="T5">It gives error because we are calling non parameterized constructor from main method but there is only parameterized constructor in class D. To solve it pass arguements during instance crreation of class D.</text:spa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16:56:57.768386178</meta:creation-date>
    <dc:date>2020-09-20T20:19:12.254546297</dc:date>
    <meta:editing-duration>PT9M32S</meta:editing-duration>
    <meta:editing-cycles>1</meta:editing-cycles>
    <meta:document-statistic meta:table-count="0" meta:image-count="0" meta:object-count="0" meta:page-count="2" meta:paragraph-count="38" meta:word-count="505" meta:character-count="2793" meta:non-whitespace-character-count="2318"/>
    <meta:generator>LibreOffice/5.1.6.2$Linux_X86_64 LibreOffice_project/10m0$Build-2</meta:generator>
  </office:meta>
</office:document-meta>
</file>